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49873</text:p>
          </table:table-cell>
          <table:table-cell office:value-type="string" calcext:value-type="string">
            <text:p>2024-01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9472" calcext:value-type="float">
            <text:p>49.1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9873</text:p>
          </table:table-cell>
          <table:table-cell office:value-type="string" calcext:value-type="string">
            <text:p>2023-03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8032" calcext:value-type="float">
            <text:p>48.2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9873</text:p>
          </table:table-cell>
          <table:table-cell office:value-type="string" calcext:value-type="string">
            <text:p>2022-03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584" calcext:value-type="float">
            <text:p>48.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9873</text:p>
          </table:table-cell>
          <table:table-cell office:value-type="string" calcext:value-type="string">
            <text:p>2021-02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536" calcext:value-type="float">
            <text:p>47.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9873</text:p>
          </table:table-cell>
          <table:table-cell office:value-type="string" calcext:value-type="string">
            <text:p>2020-01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3168" calcext:value-type="float">
            <text:p>47.7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9873</text:p>
          </table:table-cell>
          <table:table-cell office:value-type="string" calcext:value-type="string">
            <text:p>2019-02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1936" calcext:value-type="float">
            <text:p>48.2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9873</text:p>
          </table:table-cell>
          <table:table-cell office:value-type="string" calcext:value-type="string">
            <text:p>2018-02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392" calcext:value-type="float">
            <text:p>46.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9873</text:p>
          </table:table-cell>
          <table:table-cell office:value-type="string" calcext:value-type="string">
            <text:p>2017-01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392" calcext:value-type="float">
            <text:p>46.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9873</text:p>
          </table:table-cell>
          <table:table-cell office:value-type="string" calcext:value-type="string">
            <text:p>2016-03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7344" calcext:value-type="float">
            <text:p>46.5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9873</text:p>
          </table:table-cell>
          <table:table-cell office:value-type="string" calcext:value-type="string">
            <text:p>2015-01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5632" calcext:value-type="float">
            <text:p>46.7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9873</text:p>
          </table:table-cell>
          <table:table-cell office:value-type="string" calcext:value-type="string">
            <text:p>2014-02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344" calcext:value-type="float">
            <text:p>46.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9873</text:p>
          </table:table-cell>
          <table:table-cell office:value-type="string" calcext:value-type="string">
            <text:p>2013-02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44" calcext:value-type="float">
            <text:p>47.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9873</text:p>
          </table:table-cell>
          <table:table-cell office:value-type="string" calcext:value-type="string">
            <text:p>2012-01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7408" calcext:value-type="float">
            <text:p>44.0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9873</text:p>
          </table:table-cell>
          <table:table-cell office:value-type="string" calcext:value-type="string">
            <text:p>2011-02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5216" calcext:value-type="float">
            <text:p>43.9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9873</text:p>
          </table:table-cell>
          <table:table-cell office:value-type="string" calcext:value-type="string">
            <text:p>2010-01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6928" calcext:value-type="float">
            <text:p>43.7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5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11" meta:object-count="0"/>
    <meta:user-defined meta:name="AppVersion">3.0</meta:user-defined>
  </office:meta>
</office:document-meta>
</file>